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ubik Black"/>
    </style:style>
    <style:style style:name="P2" style:family="paragraph" style:parent-style-name="Standard">
      <style:text-properties style:font-name="Rubik" fo:font-weight="bold" style:font-weight-asian="bold" style:font-weight-complex="bold"/>
    </style:style>
    <style:style style:name="P3" style:family="paragraph" style:parent-style-name="Standard" style:list-style-name="L1">
      <style:text-properties style:font-name="Rubik" fo:font-weight="bold" style:font-weight-asian="bold" style:font-weight-complex="bold"/>
    </style:style>
    <style:style style:name="P4" style:family="paragraph" style:parent-style-name="Standard" style:list-style-name="L1">
      <style:text-properties style:font-name="Rubik" fo:font-weight="normal" style:font-weight-asian="normal" style:font-weight-complex="normal"/>
    </style:style>
    <style:style style:name="P5" style:family="paragraph" style:parent-style-name="Standard" style:list-style-name="L1">
      <style:text-properties style:font-name="Rubik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font-name="Rubik Black" fo:font-weight="normal" style:font-weight-asian="normal" style:font-weight-complex="normal"/>
    </style:style>
    <style:style style:name="T1" style:family="text">
      <style:text-properties style:font-name="Rubik"/>
    </style:style>
    <style:style style:name="T2" style:family="text">
      <style:text-properties style:font-name="Rubik" fo:font-weight="bold" style:font-weight-asian="bold" style:font-weight-complex="bold"/>
    </style:style>
    <style:style style:name="T3" style:family="text">
      <style:text-properties style:font-name="Rubik" fo:font-weight="normal" style:font-weight-asian="normal" style:font-weight-complex="normal"/>
    </style:style>
    <style:style style:name="T4" style:family="text">
      <style:text-properties style:font-name="Rubik" fo:font-style="italic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/text:p>
      <text:p text:style-name="P1"/>
      <text:p text:style-name="P1"/>
      <text:p text:style-name="P1"/>
      <text:p text:style-name="P1"><text:line-break/><text:tab/><text:tab/><text:span text:style-name="T5">Home Page</text:span><text:line-break/><text:line-break/><text:tab/><text:tab/>Accessibility<text:span text:style-name="T2">:</text:span></text:p>
      <text:p text:style-name="P2"/>
      <text:list xml:id="list2267631458668437535" text:style-name="L1">
        <text:list-item>
          <text:p text:style-name="P7"><text:span text:style-name="T2">Performance Score</text:span><text:span text:style-name="T1">: 83</text:span></text:p>
          <text:p text:style-name="P7"><text:span text:style-name="T1"/></text:p>
        </text:list-item>
        <text:list-item>
          <text:p text:style-name="P3">Name And Labels:</text:p>
          <text:p text:style-name="P4"><text:span text:style-name="T6">- Image elements do not have [alt] attributes:</text:span> </text:p>
          <text:p text:style-name="P7"><text:span text:style-name="T1"><text:s text:c="3"/><text:tab/></text:span><text:span text:style-name="T4">Informative elements should aim for short,</text:span></text:p>
          <text:list>
            <text:list-item>
              <text:list>
                <text:list-header>
                  <text:p text:style-name="P5">descriptive alternate text. The logo in the</text:p>
                  <text:p text:style-name="P5">NavBar does not tell the screen reader that</text:p>
                  <text:p text:style-name="P5">it is a link that leads to another page. I should</text:p>
                  <text:p text:style-name="P5">add some text next to it to give some clarity in</text:p>
                  <text:p text:style-name="P5">order to improve the navigation experience.</text:p>
                </text:list-header>
              </text:list>
            </text:list-item>
          </text:list>
        </text:list-item>
        <text:list-item>
          <text:p text:style-name="P3">Links do not have discernible name:</text:p>
          <text:list>
            <text:list-item>
              <text:list>
                <text:list-header>
                  <text:p text:style-name="P4">Same issue as the Logo. <text:s/>We need to add text</text:p>
                  <text:p text:style-name="P4">in the NavBar in order to guide the users.</text:p>
                  <text:p text:style-name="P4"><text:tab/></text:p>
                </text:list-header>
              </text:list>
            </text:list-item>
          </text:list>
        </text:list-item>
        <text:list-item>
          <text:p text:style-name="P3">Additional items to manually check: 10</text:p>
          <text:p text:style-name="P3"/>
        </text:list-item>
        <text:list-item>
          <text:p text:style-name="P6"><text:span text:style-name="T2">Passed Audits: 12</text:span><text:span text:style-name="T3"><text:tab/><text:tab/><text:tab/></text:span></text:p>
          <text:p text:style-name="P6"><text:span text:style-name="T3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Rubik" svg:font-family="Rubik" style:font-family-generic="modern" style:font-pitch="variable"/>
    <style:font-face style:name="Rubik Black" svg:font-family="'Rubik Black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5-09T12:26:48.03</meta:creation-date>
    <dc:date>2024-05-13T14:25:53.81</dc:date>
    <meta:editing-duration>PT7M42S</meta:editing-duration>
    <meta:editing-cycles>2</meta:editing-cycles>
    <meta:generator>OpenOffice/4.1.15$Win32 OpenOffice.org_project/4115m2$Build-9813</meta:generator>
    <meta:document-statistic meta:table-count="0" meta:image-count="0" meta:object-count="0" meta:page-count="1" meta:paragraph-count="17" meta:word-count="115" meta:character-count="582"/>
  </office:meta>
</office:document-meta>
</file>